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50921280" text:id="ct150921280">
          <text:insertion>
            <office:change-info>
              <dc:creator>Luc Saffre</dc:creator>
              <dc:date>2013-05-31T09:28:00</dc:date>
            </office:change-info>
          </text:insertion>
        </text:changed-region>
        <text:changed-region xml:id="ct150921584" text:id="ct150921584">
          <text:insertion>
            <office:change-info>
              <dc:creator>Luc Saffre</dc:creator>
              <dc:date>2013-05-31T09:30:00</dc:date>
            </office:change-info>
          </text:insertion>
        </text:changed-region>
        <text:changed-region xml:id="ct150921680" text:id="ct150921680">
          <text:insertion>
            <office:change-info>
              <dc:creator>Luc Saffre</dc:creator>
              <dc:date>2013-05-31T09:29:00</dc:date>
            </office:change-info>
          </text:insertion>
        </text:changed-region>
        <text:changed-region xml:id="ct150923440" text:id="ct150923440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50923800" text:id="ct150923800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50923968" text:id="ct150923968">
          <text:insertion>
            <office:change-info>
              <dc:creator>Luc Saffre</dc:creator>
              <dc:date>2013-06-05T16:49:00</dc:date>
            </office:change-info>
          </text:insertion>
        </text:changed-region>
        <text:changed-region xml:id="ct150921968" text:id="ct150921968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0924208" text:id="ct150924208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46790104" text:id="ct146790104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schreibebestätigung</text:h>
      <text:p text:style-name="Standard"><text:change-start text:change-id="ct150921280"/>self.pupil.address()<text:change-end text:change-id="ct150921280"/></text:p>
      <text:p text:style-name="Standard"/>
      <text:p text:style-name="P5">Sehr geehrte<text:change-start text:change-id="ct150921584"/>self.pupil.mf('r','')<text:change-end text:change-id="ct150921584"/> <text:change-start text:change-id="ct150921680"/>self.pupil<text:change-end text:change-id="ct150921680"/>,</text:p>
      <text:p text:style-name="P5"/>
      <text:p text:style-name="Standard">hiermit bestätigen wir Ihre Einschreibung für folgenden Kurs :</text:p>
      <text:p text:style-name="Standard"/>
      <text:p text:style-name="Standard"><text:span text:style-name="T1">Serie: </text:span><text:change-start text:change-id="ct150923440"/><text:span text:style-name="T1">self.course.line</text:span><text:change-end text:change-id="ct150923440"/></text:p>
      <text:p text:style-name="Standard"><text:span text:style-name="T1">Kursbeginn: ab </text:span><text:change-start text:change-id="ct150923800"/><text:span text:style-name="T1">dtosl(self.course.start_date)</text:span><text:change-end text:change-id="ct150923800"/></text:p>
      <text:p text:style-name="Standard"><text:span text:style-name="T1">Anzahl Stunden: </text:span><text:change-start text:change-id="ct150923968"/><text:span text:style-name="T1">self.course.max_events</text:span><text:change-end text:change-id="ct150923968"/></text:p>
      <text:p text:style-name="Standard"><text:span text:style-name="T1">Ort: </text:span><text:change-start text:change-id="ct150921968"/><text:span text:style-name="T1">self.course.room</text:span><text:change-end text:change-id="ct150921968"/></text:p>
      <text:p text:style-name="Standard"><text:span text:style-name="T1">Referent: </text:span><text:change-start text:change-id="ct150924208"/><text:span text:style-name="T1">self.course.teacher</text:span><text:change-end text:change-id="ct150924208"/></text:p>
      <text:p text:style-name="P4"/>
      <text:p text:style-name="Standard"><text:span text:style-name="T1">Voraussichtliche Termine: </text:span><text:change-start text:change-id="ct146790104"/><text:span text:style-name="T1">self.course.events_text()</text:span><text:change-end text:change-id="ct146790104"/></text:p>
      <text:p text:style-name="P7"/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50818904" text:id="ct150818904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50885480" text:id="ct150885480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50818904"/>self<text:change-end text:change-id="ct150818904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6-05T16:58:01">5.6.13</text:date> <text:time style:data-style-name="N41" text:time-value="2013-06-05T16:58:01">16:57:50</text:time><text:line-break/><text:change-start text:change-id="ct150885480"/>settings.SITE.site_version()<text:change-end text:change-id="ct150885480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6-05T16:58:01</dc:date>
    <dc:creator>Luc Saffre</dc:creator>
    <meta:editing-duration>PT20H14M53S</meta:editing-duration>
    <meta:editing-cycles>126</meta:editing-cycles>
    <meta:generator>LibreOffice/3.5$Linux_x86 LibreOffice_project/350m1$Build-2</meta:generator>
    <meta:document-statistic meta:table-count="2" meta:image-count="0" meta:object-count="0" meta:page-count="1" meta:paragraph-count="17" meta:word-count="70" meta:character-count="585" meta:non-whitespace-character-count="534"/>
  </office:meta>
</office:document-meta>
</file>